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C8000000C821922650.png"/>
  <manifest:file-entry manifest:media-type="image/png" manifest:full-path="Pictures/100002000000007300000022B0C11878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PGothic" svg:font-family="'MS P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808080" style:font-name="Courier New" fo:font-size="10pt" style:font-name-asian="Courier New" style:font-size-asian="10pt" style:font-name-complex="Courier New" style:font-size-complex="10pt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</style:style>
    <style:style style:name="P3" style:family="paragraph" style:parent-style-name="Header">
      <style:text-properties style:font-name="Arial" fo:font-size="10pt" fo:font-weight="normal" fo:background-color="transparent" style:font-size-asian="10pt" style:font-weight-asian="normal" style:font-size-complex="10pt" style:font-weight-complex="normal"/>
    </style:style>
    <style:style style:name="P4" style:family="paragraph" style:parent-style-name="Header">
      <style:paragraph-properties fo:text-align="center" style:justify-single-word="false"/>
      <style:text-properties style:font-name="Arial" fo:font-size="32pt" fo:font-weight="normal" fo:background-color="transparent" style:font-size-asian="32pt" style:font-weight-asian="normal" style:font-size-complex="32pt" style:font-weight-complex="normal"/>
    </style:style>
    <style:style style:name="P5" style:family="paragraph" style:parent-style-name="Text_20_body">
      <style:paragraph-properties fo:break-before="page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/>
      <style:text-properties style:use-window-font-color="true" style:text-outline="false" style:text-line-through-style="none" style:font-name="Arial1" fo:font-size="24pt" fo:font-style="normal" fo:text-shadow="none" style:text-underline-style="none" fo:font-weight="normal" style:letter-kerning="true" style:font-name-asian="MS P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808080" style:font-name="Courier New" fo:font-size="10pt" style:font-name-asian="Courier New" style:font-size-asian="10pt" style:font-name-complex="Courier New" style:font-size-complex="10pt"/>
    </style:style>
    <style:style style:name="T4" style:family="text">
      <style:text-properties fo:color="#808080" style:font-name="Courier New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textarea-vertical-align="middle" draw:auto-grow-height="false" fo:padding-top="0.131cm" fo:padding-bottom="0.131cm" fo:padding-left="0.25cm" fo:padding-right="0.25cm" fo:wrap-option="no-wrap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hansons Rock</text:p>
      <text:p text:style-name="P4">Pour Capture</text:p>
      <text:p text:style-name="P3"/>
      <text:p text:style-name="P3"/>
      <text:p text:style-name="P3"/>
      <text:p text:style-name="Standard">[!-- BEGIN chansons --]</text:p>
      <text:h text:style-name="Heading_20_1" text:outline-level="1">{chansons_titre}</text:h>
      <text:p text:style-name="Text_20_body">{chansons_texte} <text:s/></text:p>
      <text:p text:style-name="Text_20_body"/>
      <text:p text:style-name="P5"/>
      <text:p text:style-name="Standard">[!-- END chansons --]</text:p>
      <text:p text:style-name="Standard"/>
      <text:p text:style-name="Standard">Fichier généré automatique avec :</text:p>
      <text:p text:style-name="Standard">- <text:span text:style-name="T3">odf.php</text:span></text:p>
      <text:p text:style-name="Standard"><text:span text:style-name="T4">@copyright</text:span><text:span text:style-name="T3"> <text:s/>GPL License 2008 - Julien Pauli - Cyril PIERRE de GEYER - Anaska (http://www.anaska.com)</text:span></text:p>
      <text:p text:style-name="P1"><text:span text:style-name="T2">@license</text:span> <text:s text:c="3"/>http://www.gnu.org/copyleft/gpl.html <text:s/>GPL License</text:p>
      <text:p text:style-name="P2"><text:span text:style-name="T4">@version</text:span><text:span text:style-name="T3"> 1.3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PGothic" svg:font-family="'MS P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1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>
      <style:paragraph-properties fo:margin-left="0cm" fo:margin-right="0cm" fo:margin-top="0cm" fo:margin-bottom="0cm" fo:line-height="100%" fo:text-align="center" fo:text-indent="0cm" style:writing-mode="lr-tb"/>
      <style:text-properties style:use-window-font-color="true" style:text-outline="false" style:text-line-through-style="none" style:font-name="Arial1" fo:font-size="24pt" fo:font-style="normal" fo:text-shadow="none" style:text-underline-style="none" fo:font-weight="normal" style:letter-kerning="true" style:font-name-asian="MS P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MT1" style:family="text">
      <style:text-properties fo:font-style="italic" style:font-style-asian="italic" style:font-style-complex="italic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textarea-vertical-align="middle" draw:auto-grow-height="false" fo:padding-top="0.131cm" fo:padding-bottom="0.131cm" fo:padding-left="0.25cm" fo:padding-right="0.25cm" fo:wrap-option="no-wrap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79" number:automatic-order="true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>
      <style:footer>
        <text:p text:style-name="Footer"><draw:frame draw:style-name="Mfr1" draw:name="images1" text:anchor-type="paragraph" svg:x="12.017cm" svg:y="-0.212cm" svg:width="1.194cm" svg:height="1.101cm" draw:z-index="1"><draw:image xlink:href="Pictures/10000000000000C8000000C821922650.png" xlink:type="simple" xlink:show="embed" xlink:actuate="onLoad"/></draw:frame><draw:frame text:anchor-type="paragraph" draw:z-index="3" draw:style-name="Mgr1" draw:text-style-name="MP1" svg:width="2.754cm" svg:height="0.953cm" svg:x="1.97cm" svg:y="-0.224cm"><draw:image xlink:href="Pictures/100002000000007300000022B0C11878.png" xlink:type="simple" xlink:show="embed" xlink:actuate="onLoad"><text:p/></draw:image></draw:frame><text:page-number text:select-page="current">2</text:page-number> / <text:page-count>2</text:page-count> <text:tab/>jean-pierre balpe - <text:initial-creator>samuel szoniecky</text:initial-creator><text:span text:style-name="MT1"><text:tab/></text:span><text:span text:style-name="MT1"><text:date style:data-style-name="N79" text:date-value="2011-04-13T16:48:52.40">mercredi 13 avril 2011</text:dat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meta:initial-creator>samuel szoniecky</meta:initial-creator>
    <meta:creation-date>2010-11-13T14:39:27.62</meta:creation-date>
    <meta:editing-cycles>29</meta:editing-cycles>
    <meta:editing-duration>PT08H16M06S</meta:editing-duration>
    <dc:date>2011-04-13T16:48:52.35</dc:date>
    <dc:creator>samuel szoniecky</dc:creator>
    <meta:document-statistic meta:table-count="0" meta:image-count="1" meta:object-count="0" meta:page-count="2" meta:paragraph-count="12" meta:word-count="56" meta:character-count="384"/>
    <meta:user-defined meta:name="Info 1"/>
    <meta:user-defined meta:name="Info 2"/>
    <meta:user-defined meta:name="Info 3"/>
    <meta:user-defined meta:name="Info 4"/>
  </office:meta>
</office:document-meta>
</file>